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8aae0" officeooo:paragraph-rsid="0008aae0"/>
    </style:style>
    <style:style style:name="P2" style:family="paragraph" style:parent-style-name="Text_20_body">
      <style:text-properties officeooo:rsid="00099e63" officeooo:paragraph-rsid="00099e63"/>
    </style:style>
    <style:style style:name="P3" style:family="paragraph" style:parent-style-name="Text_20_body">
      <style:text-properties officeooo:rsid="000a367e" officeooo:paragraph-rsid="000a367e"/>
    </style:style>
    <style:style style:name="T1" style:family="text">
      <style:text-properties officeooo:rsid="0008aae0"/>
    </style:style>
    <style:style style:name="T2" style:family="text">
      <style:text-properties officeooo:rsid="00099e63"/>
    </style:style>
    <style:style style:name="T3" style:family="text">
      <style:text-properties officeooo:rsid="000be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! My name is Syed Kahlid. I go by my middle name, Emad. I grew up in Gujrat, Punjab Pakistan. My family and I moved here as an opportunity to make our lives better. My dad wanted me to have better future than I would in our home country. We permanently moved to USA in 2007. I now live in Wall Township, NJ. It took some time to adjust to the new culture and language. I went to Wall High School and went to Brookdale Community College for two years. Then, I transferred to NJIT. My expected graduation is May, 2019. Unfortunately, I have not gotten any internships yet, but I'm not giving up! I currently work at ShopRite of Belmar as a Pharmacy Technician. </text:p>
      <text:p text:style-name="Text_20_body">I wanted to go NJIT because I had heard from many people at work and school that it is a gret tech school. I have always loved computers and love to program them. My major is computer science. I do not have a minor, but would like to apply for an one. I am thinking IT. <text:s/><text:span text:style-name="T1">I excel at programming, but am not the greatest at math. But I do not let that stop me from succeeding.</text:span></text:p>
      <text:p text:style-name="P1">I would like to work for a software engineering company. My goal is <text:span text:style-name="T2">to </text:span>ultimately work for a well-known company such as Microsoft and Google. First, I have to find an internship to obtain hands-on experience in my field of study. <text:span text:style-name="T2">I do not care which company I get an internship with. I just want to have experience with solving real life problems before I start to look for an actual job.</text:span></text:p>
      <text:p text:style-name="P2">I am an only child. The only pets that I have ever had were parrots, but that was long time ago. I love to play video games with my friends. I love my mom and dad, whom I live with, because they have given my everything.</text:p>
      <text:p text:style-name="P2">In my free time, I love to play video games with my friends. However, what I like to do even more is programming. I constantly spend time on my laptop thinking of new projects to work on. I love to learn new things. During the winter break, I spent so much time learning Android development. To me, that was really fun. I made an app that lets me view my work schedule. <text:span text:style-name="T3">Also, I absolutely love roller-coasters. I have the season pass for Six Flags and will be going there quiet often this summer.</text:span></text:p>
      <text:p text:style-name="P3">I am going to work very hard this semester in hopes of achieving a great internship this summer. I wish everyone a great semester and hope you all do wel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00:47.827652223</meta:creation-date>
    <dc:date>2018-01-21T13:24:40.603381075</dc:date>
    <meta:editing-duration>PT13M33S</meta:editing-duration>
    <meta:editing-cycles>4</meta:editing-cycles>
    <meta:generator>LibreOffice/5.4.4.2$Linux_X86_64 LibreOffice_project/40$Build-2</meta:generator>
    <meta:document-statistic meta:table-count="0" meta:image-count="0" meta:object-count="0" meta:page-count="1" meta:paragraph-count="6" meta:word-count="444" meta:character-count="2297" meta:non-whitespace-character-count="1857"/>
  </office:meta>
</office:document-meta>
</file>